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b9c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chnical Report: Cognitive Architecture of Multi-Agent Simulation System</text:p>
      <text:p text:style-name="P1"/>
      <text:p text:style-name="P1">## Abstract</text:p>
      <text:p text:style-name="P1">This report analyzes the cognitive architecture implemented in a multi-agent simulation system, focusing on the memory systems, cognitive processing, and action selection mechanisms. The architecture implements a drive-based behavior system with structured memory and cognitive processing capabilities that enable complex agent interactions and decision-making.</text:p>
      <text:p text:style-name="P1"/>
      <text:p text:style-name="P1">## 1. System Overview</text:p>
      <text:p text:style-name="P1"/>
      <text:p text:style-name="P1">The multi-agent simulation system implements a sophisticated cognitive architecture centered around the `Agh` class, which serves as the foundational framework for intelligent agents within the simulation. This architecture represents a significant departure from traditional rule-based or simple reactive agent models, instead implementing a complex cognitive system that integrates memory, motivation, and decision-making processes.</text:p>
      <text:p text:style-name="P1"/>
      <text:p text:style-name="P1">At its core, the `Agh` class instantiates agents with human-like cognitive capabilities, including episodic and semantic memory systems, sensory processing mechanisms, drive-based decision making, and advanced dialog capabilities. The architecture is particularly notable for its integration of modern natural language processing techniques with traditional cognitive modeling approaches.</text:p>
      <text:p text:style-name="P1"/>
      <text:p text:style-name="P1">Each agent maintains its own cognitive state through several key subsystems. The memory system combines episodic storage with semantic understanding through embedding-based representations, allowing for both temporal and conceptual organization of experiences. The drive system provides fundamental motivations that guide behavior, while the state assessment system monitors both internal conditions and environmental factors. The action selection mechanism integrates these components to generate contextually appropriate behaviors.</text:p>
      <text:p text:style-name="P1"/>
      <text:p text:style-name="P1">The system's dialog management capabilities deserve special mention, as they enable sophisticated inter-agent communication. Unlike simple stimulus-response systems, the dialog manager maintains conversation context, tracks turn-taking, and handles interrupted tasks, allowing for natural and contextually appropriate interactions between agents.</text:p>
      <text:p text:style-name="P1"/>
      <text:p text:style-name="P1">A key architectural feature is the system's modularity. The separation of concerns between memory consolidation, state assessment, priority management, and action selection allows for independent refinement of each component while maintaining clear interfaces between subsystems. This design facilitates both research applications, where individual components might be modified to test cognitive theories, and practical applications where specific components might need customization.</text:p>
      <text:p text:style-name="P1"/>
      <text:p text:style-name="P1">## 2. Memory Architecture</text:p>
      <text:p text:style-name="P1"/>
      <text:p text:style-name="P1">The memory architecture of the system implements a sophisticated cognitive model that combines episodic memory, semantic understanding, and dynamic memory management. This implementation acknowledges the complex nature of human memory while maintaining computational efficiency and practical utility.</text:p>
      <text:p text:style-name="P1"/>
      <text:p text:style-name="P1">### 2.0 Memory Formation</text:p>
      <text:p text:style-name="P1"/>
      <text:p text:style-name="P1"><text:soft-page-break/>Memories in the system originate from multiple sources through the agent's `add_to_history` method, which creates new `MemoryEntry` objects. The primary sources of memories are:</text:p>
      <text:p text:style-name="P1"/>
      <text:p text:style-name="P1">1. **Sensory Input**: When an agent observes changes in the environment through the `senses` method or receives specific sensory input</text:p>
      <text:p text:style-name="P1">2. **Action Consequences**: After an agent performs an action via the `acts` method, both the action itself and its consequences are recorded</text:p>
      <text:p text:style-name="P1">3. **Dialog**: Communication events, both speaking and hearing, are recorded through the `tell` and `hear` methods</text:p>
      <text:p text:style-name="P1">4. **Internal Thoughts**: Cognitive processing results from the 'Think' action mode</text:p>
      <text:p text:style-name="P1">5. **World Updates**: Changes in the environment reported by the Context system</text:p>
      <text:p text:style-name="P1">6. **Initial Memories**: Scenario-specific memories added during agent initialization</text:p>
      <text:p text:style-name="P1"/>
      <text:p text:style-name="P1">Each new memory is assigned default importance (0.5) and confidence (1.0) scores when created. The `new_memory_cnt` counter tracks recently added memories to trigger consolidation processes when appropriate. This counter is reset after each cognitive update cycle (`forward` method) to maintain efficient memory processing.</text:p>
      <text:p text:style-name="P1"/>
      <text:p text:style-name="P1">### 2.1 Structured Memory System</text:p>
      <text:p text:style-name="P1"/>
      <text:p text:style-name="P1">The foundation of the memory architecture is the `StructuredMemory` class, which implements a hybrid model combining episodic and semantic memory characteristics. Each memory entry in the system is represented as a `MemoryEntry` object that encapsulates both the content and metadata of the memory.</text:p>
      <text:p text:style-name="P1"/>
      <text:p text:style-name="P1">Memory entries contain several key components:</text:p>
      <text:p text:style-name="P1">- Raw text content representing the actual memory</text:p>
      <text:p text:style-name="P1">- Importance scores (0-1) indicating the memory's significance</text:p>
      <text:p text:style-name="P1">- Confidence ratings reflecting the reliability of the memory</text:p>
      <text:p text:style-name="P1">- Timestamps for temporal organization</text:p>
      <text:p text:style-name="P1">- Semantic embeddings generated using the SentenceTransformer model</text:p>
      <text:p text:style-name="P1">- Bidirectional links to related memories</text:p>
      <text:p text:style-name="P1"/>
      <text:p text:style-name="P1">The semantic embeddings are particularly significant as they enable the system to understand relationships between memories beyond simple temporal or categorical associations. These embeddings are generated using the 'all-MiniLM-L6-v2' model, which provides a balance between computational efficiency and semantic understanding.</text:p>
      <text:p text:style-name="P1"/>
      <text:p text:style-name="P1">### 2.2 Memory Consolidation</text:p>
      <text:p text:style-name="P1"/>
      <text:p text:style-name="P1">Memory consolidation is handled by the `MemoryConsolidator` class, which implements a process analogous to human memory consolidation during rest periods. The consolidator's operation is guided by both semantic relationships and the agent's fundamental drives.</text:p>
      <text:p text:style-name="P1"/>
      <text:p text:style-name="P1">The consolidation process begins when triggered by the agent's `forward` method, which initiates cognitive updates. At the most fundamental level, the consolidator organizes memories according to their relationship with the agent's drives. For each drive (such as "safety" or "belonging"), the system employs the `MemoryRetrieval` mechanism to identify relevant memories, grouping them based on <text:soft-page-break/>their relationship to specific drive components. The importance scores of these memories are then adjusted based on the priority levels of their associated drives.</text:p>
      <text:p text:style-name="P1"/>
      <text:p text:style-name="P1">The second level of consolidation involves memory buffer processing. This component acts as a working memory system, temporarily storing recent experiences while they await fuller integration into long-term memory. The buffer doesn't merely hold memories; it actively groups them based on both their semantic similarities and their relevance to current drives. Through carefully constructed LLM prompts, the system generates drive-specific analyses of these memory groups, preparing them for higher-level abstraction.</text:p>
      <text:p text:style-name="P1"/>
      <text:p text:style-name="P1">At the third level, the system generates abstract memories from the analyzed groups. This process is drive-aware, identifying patterns specifically relevant to drive satisfaction and creating higher-level memories that capture the implications of experiences for drive-related goals. The resulting abstractions maintain bidirectional links with their source memories, creating a rich hierarchical memory structure that preserves both concrete experiences and their interpreted significance.</text:p>
      <text:p text:style-name="P1"/>
      <text:p text:style-name="P1">The fourth level implements dynamic importance adjustment, a crucial process that modifies memory significance based on multiple drive-related factors. The system considers not only direct relevance to current drive states but also each memory's contribution to drive satisfaction or frustration. It evaluates the memory's relationship to active tasks addressing drive needs and assesses its potential utility for future drive-related decisions. This multi-faceted evaluation ensures that memories most crucial to the agent's motivational system remain readily accessible.</text:p>
      <text:p text:style-name="P1"/>
      <text:p text:style-name="P1">The fifth level creates sophisticated semantic networks that reflect the complex interrelationships between memories and drives. These networks capture connections between memories dealing with the same drive, links between memories affecting multiple drives, and temporal sequences that have proven relevant to drive satisfaction strategies. Particularly important are the patterns these networks reveal about successful or failed attempts at drive satisfaction, which can inform future decision-making.</text:p>
      <text:p text:style-name="P1"/>
      <text:p text:style-name="P1">The consolidator employs structured LLM prompts to guide this analysis, using an XML format that explicitly considers drive relevance:</text:p>
      <text:p text:style-name="P1">```xml</text:p>
      <text:p text:style-name="P1">&lt;Analysis&gt;</text:p>
      <text:p text:style-name="P1"><text:s text:c="2"/>&lt;Abstractions&gt;</text:p>
      <text:p text:style-name="P1"><text:s text:c="4"/>&lt;Group&gt;</text:p>
      <text:p text:style-name="P1"><text:s text:c="6"/>&lt;DriveContext&gt;safety/belonging/etc&lt;/DriveContext&gt;</text:p>
      <text:p text:style-name="P1"><text:s text:c="6"/>&lt;Timestamps&gt;time1,time2,...&lt;/Timestamps&gt;</text:p>
      <text:p text:style-name="P1"><text:s text:c="6"/>&lt;Abstract&gt;summarized higher-level memory&lt;/Abstract&gt;</text:p>
      <text:p text:style-name="P1"><text:s text:c="4"/>&lt;/Group&gt;</text:p>
      <text:p text:style-name="P1"><text:s text:c="2"/>&lt;/Abstractions&gt;</text:p>
      <text:p text:style-name="P1"><text:s text:c="2"/>&lt;ImportanceUpdates&gt;</text:p>
      <text:p text:style-name="P1"><text:s text:c="4"/>&lt;Update&gt;</text:p>
      <text:p text:style-name="P1"><text:s text:c="6"/>&lt;Timestamp&gt;time&lt;/Timestamp&gt;</text:p>
      <text:p text:style-name="P1"><text:s text:c="6"/>&lt;DriveImpact&gt;how memory affects drive satisfaction&lt;/DriveImpact&gt;</text:p>
      <text:p text:style-name="P1"><text:s text:c="6"/>&lt;Adjustment&gt;increase/decrease&lt;/Adjustment&gt;</text:p>
      <text:p text:style-name="P1"><text:s text:c="4"/>&lt;/Update&gt;</text:p>
      <text:p text:style-name="P1"><text:s text:c="2"/>&lt;/ImportanceUpdates&gt;</text:p>
      <text:p text:style-name="P1">&lt;/Analysis&gt;</text:p>
      <text:p text:style-name="P1"><text:soft-page-break/>```</text:p>
      <text:p text:style-name="P1"/>
      <text:p text:style-name="P1">This drive-directed consolidation ensures that memory organization serves the agent's fundamental motivations while maintaining efficient access to drive-relevant experiences.</text:p>
      <text:p text:style-name="P1"/>
      <text:p text:style-name="P1">### 2.3 Memory Retrieval</text:p>
      <text:p text:style-name="P1"/>
      <text:p text:style-name="P1">The `MemoryRetrieval` class implements sophisticated memory access mechanisms that combine multiple retrieval strategies. The system supports several key retrieval operations:</text:p>
      <text:p text:style-name="P1"/>
      <text:p text:style-name="P1">Semantic similarity search allows the agent to find memories related to current situations or queries. This is implemented using vector comparisons between memory embeddings, with configurable similarity thresholds to control retrieval precision.</text:p>
      <text:p text:style-name="P1"/>
      <text:p text:style-name="P1">Drive-relevant filtering enables the agent to preferentially retrieve memories related to its current motivational states. This is particularly important for decision-making processes, as it ensures that relevant experiences inform current actions.</text:p>
      <text:p text:style-name="P1"/>
      <text:p text:style-name="P1">The retrieval system also implements temporal window filtering, allowing for targeted access to memories within specific time periods. This can be particularly useful for reasoning about recent events or tracking the progression of ongoing situations.</text:p>
      <text:p text:style-name="P1"/>
      <text:p text:style-name="P1">Context-based memory access is facilitated through a combination of semantic and temporal filtering, allowing the agent to construct coherent narratives about specific situations or relationships. This is crucial for maintaining consistent behavior and building appropriate responses in social interactions.</text:p>
      <text:p text:style-name="P1"/>
      <text:p text:style-name="P1">The retrieval system employs a sophisticated caching mechanism to optimize performance, particularly for frequently accessed recent memories. This helps balance the computational demands of semantic similarity calculations with the need for responsive agent behavior.</text:p>
      <text:p text:style-name="P1"/>
      <text:p text:style-name="P1">## 3. Cognitive Processing</text:p>
      <text:p text:style-name="P1"/>
      <text:p text:style-name="P1">The cognitive processing system implements a sophisticated architecture that integrates drives, state assessment, and priority management to guide agent behavior. This system operates continuously through the agent's cognitive cycle, processing sensory input, updating internal states, and generating appropriate responses. As discussed in Section 2.2, the system's drive structure strongly influences memory consolidation, with the LLM-based consolidation process ensuring that memories relevant to current drives receive priority in both storage and retrieval processes.</text:p>
      <text:p text:style-name="P1"/>
      <text:p text:style-name="P1">### 3.1 Drive System</text:p>
      <text:p text:style-name="P1"/>
      <text:p text:style-name="P1">The foundation of cognitive processing is the drive system, which provides fundamental motivations that guide agent behavior. Each agent possesses a hierarchical set of drives that can be customized during initialization. The default drive hierarchy implements a Maslow-inspired structure:</text:p>
      <text:p text:style-name="P1"/>
      <text:p text:style-name="P1">1. Immediate physiological needs (survival, water, food, shelter, rest)</text:p>
      <text:p text:style-name="P1">2. Safety from threats (health preservation, physical security)</text:p>
      <text:p text:style-name="P1">3. Resource security (ensuring future physiological needs)</text:p>
      <text:p text:style-name="P1">4. Social needs (belonging, acceptance, intimacy)</text:p>
      <text:p text:style-name="P1"><text:soft-page-break/></text:p>
      <text:p text:style-name="P1">These drives are not merely static goals but active influences on cognitive processing. The system allows for drive customization to create agents with different behavioral tendencies, as demonstrated in the example scenarios. For instance, in the 'kittens.py' scenario, Lemonade's drives emphasize exploration and play, while Meow-Meow's drives prioritize protective behavior and rest.</text:p>
      <text:p text:style-name="P1"/>
      <text:p text:style-name="P1">The drive system influences multiple aspects of cognitive processing:</text:p>
      <text:p text:style-name="P1">- Memory consolidation priority (determining which experiences are most important to retain)</text:p>
      <text:p text:style-name="P1">- State assessment (evaluating current conditions relative to drive satisfaction)</text:p>
      <text:p text:style-name="P1">- Task generation (creating goals to address unsatisfied drives)</text:p>
      <text:p text:style-name="P1">- Action selection (choosing behaviors most likely to satisfy active drives)</text:p>
      <text:p text:style-name="P1"/>
      <text:p text:style-name="P1">### 3.2 State Assessment</text:p>
      <text:p text:style-name="P1"/>
      <text:p text:style-name="P1">The `StateSystem` class implements a continuous evaluation of the agent's internal and external conditions. This evaluation process involves several sophisticated mechanisms:</text:p>
      <text:p text:style-name="P1"/>
      <text:p text:style-name="P1">First, the system maintains a dynamic state dictionary that maps specific state terms to their current assessments. Each state assessment includes:</text:p>
      <text:p text:style-name="P1">- A quantitative value indicating the state level</text:p>
      <text:p text:style-name="P1">- The drive that triggered this state</text:p>
      <text:p text:style-name="P1">- The specific trigger condition</text:p>
      <text:p text:style-name="P1">- A termination condition that would resolve the state</text:p>
      <text:p text:style-name="P1"/>
      <text:p text:style-name="P1">The state assessment process is drive-directed, evaluating conditions specifically relevant to each drive in the agent's hierarchy. For example, when processing a safety drive, the system evaluates environmental threats, resource security, and physical well-being. This assessment uses both recent memories and current sensory input to generate a comprehensive state evaluation.</text:p>
      <text:p text:style-name="P1"/>
      <text:p text:style-name="P1">State assessment crucially relies on large language models (LLMs) to perform contextual evaluation of complex situations. The LLM acts as an inference engine, analyzing the relationship between current conditions and drive satisfaction. Each state evaluation involves a structured prompt to the LLM that includes:</text:p>
      <text:p text:style-name="P1">- The agent's character description and drives</text:p>
      <text:p text:style-name="P1">- Recent relevant memories</text:p>
      <text:p text:style-name="P1">- Current environmental conditions</text:p>
      <text:p text:style-name="P1">- Previous state assessments</text:p>
      <text:p text:style-name="P1"/>
      <text:p text:style-name="P1">This structured LLM interaction ensures consistent and meaningful state assessments. The system prompts the LLM to evaluate each drive-related state using the following format:</text:p>
      <text:p text:style-name="P1"/>
      <text:p text:style-name="P1">```xml</text:p>
      <text:p text:style-name="P1">&lt;State&gt; </text:p>
      <text:p text:style-name="P1"><text:s text:c="2"/>&lt;Term&gt;concise term for this drive state&lt;/Term&gt;</text:p>
      <text:p text:style-name="P1"><text:s text:c="2"/>&lt;Assessment&gt;very high/high/medium-high/medium/medium-low/low&lt;/Assessment&gt;</text:p>
      <text:p text:style-name="P1"><text:s text:c="2"/>&lt;Trigger&gt;specific situation or memory that most affects this state&lt;/Trigger&gt;</text:p>
      <text:p text:style-name="P1"><text:s text:c="2"/>&lt;Termination&gt;condition that would satisfy this drive&lt;/Termination&gt;</text:p>
      <text:p text:style-name="P1">&lt;/State&gt;</text:p>
      <text:p text:style-name="P1">```</text:p>
      <text:p text:style-name="P1"><text:soft-page-break/></text:p>
      <text:p text:style-name="P1">The state system maintains temporal consistency by comparing new assessments with previous states, ensuring that state changes reflect meaningful developments rather than assessment noise.</text:p>
      <text:p text:style-name="P1"/>
      <text:p text:style-name="P1">### 3.3 Priority Management</text:p>
      <text:p text:style-name="P1"/>
      <text:p text:style-name="P1">The `PrioritySystem` class implements a sophisticated task management system that bridges the gap between abstract drives and concrete actions. This system operates through several key mechanisms:</text:p>
      <text:p text:style-name="P1"/>
      <text:p text:style-name="P1">Priority management begins with task generation, which utilizes LLM-based analysis to bridge between abstract drives and concrete actions. The LLM receives a structured prompt containing the agent's current states, active drives, and recent history, and generates specific, actionable tasks. Each generated task includes LLM-authored completion criteria and explicit links to the drives it addresses. The system maintains a dynamic task queue, with the LLM continuously evaluating and re-prioritizing tasks based on changing conditions and drive states. This LLM-based task generation ensures that created tasks are both contextually appropriate and properly aligned with the agent's motivational drives.</text:p>
      <text:p text:style-name="P1"/>
      <text:p text:style-name="P1">The effectiveness of completed actions is tracked through the `ActionRecord` class, which maintains detailed records of action outcomes and their impacts on drive satisfaction. This feedback mechanism allows the system to learn from experience, adjusting task priorities based on the observed effectiveness of different approaches to drive satisfaction.</text:p>
      <text:p text:style-name="P1"/>
      <text:p text:style-name="P1">Task execution is managed through a stack-based system that allows for task interruption and resumption. When new, high-priority tasks arise (such as responding to immediate threats), the system can push these onto the stack while preserving the context of interrupted tasks for later resumption.</text:p>
      <text:p text:style-name="P1"/>
      <text:p text:style-name="P1">The priority system implements a sophisticated "clear_task_if_satisfied" mechanism that regularly evaluates whether task completion conditions have been met. This evaluation considers not just the immediate results of actions but also their broader implications for drive satisfaction, ensuring that tasks are maintained until their underlying drives are adequately addressed.</text:p>
      <text:p text:style-name="P1"/>
      <text:p text:style-name="P1">One of the most sophisticated aspects of priority management is its handling of competing drives. When multiple drives demand attention, the system uses a combination of drive priority, state urgency, and historical task effectiveness to determine the optimal action sequence. This often results in task interleaving, where the agent alternates between addressing different drives based on their relative urgency and the opportunities present in the environment.</text:p>
      <text:p text:style-name="P1"/>
      <text:p text:style-name="P1">## 4. Action Selection and Execution</text:p>
      <text:p text:style-name="P1"/>
      <text:p text:style-name="P1">The action selection and execution system represents the interface between cognitive processing and behavioral output. This system transforms abstract tasks and intentions into concrete actions while monitoring their effectiveness and consequences.</text:p>
      <text:p text:style-name="P1"/>
      <text:p text:style-name="P1">### 4.1 Action Types</text:p>
      <text:p text:style-name="P1"/>
      <text:p text:style-name="P1">The system implements five fundamental action types, each serving distinct behavioral functions:</text:p>
      <text:p text:style-name="P1"/>
      <text:p text:style-name="P1"><text:soft-page-break/>1. **Think**: Internal cognitive processing actions that allow the agent to reason about situations, evaluate options, and plan future actions. Think actions are processed by the LLM using prompts that incorporate the agent's character, current state, and relevant memories to generate contextually appropriate internal dialogue.</text:p>
      <text:p text:style-name="P1"/>
      <text:p text:style-name="P1">2. **Say**: Communication actions that enable interaction with other agents. The LLM generates dialogue content based on the agent's character, relationship history, and current goals. Dialog generation includes both content selection and style matching to maintain consistent character voice.</text:p>
      <text:p text:style-name="P1"/>
      <text:p text:style-name="P1">3. **Do**: Physical actions that affect the environment. These actions are evaluated through LLM-based analysis that considers physical feasibility, expected consequences, and alignment with the agent's current capabilities. The system uses structured prompts to generate specific, actionable physical behaviors.</text:p>
      <text:p text:style-name="P1"/>
      <text:p text:style-name="P1">4. **Move**: Navigation actions within the spatial environment, implemented through the `mapAgent` system. Movement decisions consider terrain, visibility, and resource locations, with the LLM evaluating movement options against current goals and environmental conditions.</text:p>
      <text:p text:style-name="P1"/>
      <text:p text:style-name="P1">5. **Look**: Environmental observation actions that update the agent's understanding of their surroundings. Look actions are processed through the `mapAgent` system and generate detailed XML-structured descriptions of visible terrain, resources, and other agents.</text:p>
      <text:p text:style-name="P1"/>
      <text:p text:style-name="P1">### 4.2 Action Selection Process</text:p>
      <text:p text:style-name="P1"/>
      <text:p text:style-name="P1">The action selection process represents a sophisticated multi-stage workflow that transforms abstract tasks into concrete, executable actions. At its heart lies a series of LLM-based analyses that ensure actions are both appropriate and effective.</text:p>
      <text:p text:style-name="P1"/>
      <text:p text:style-name="P1">The process begins with task actualization, where the system converts abstract task descriptions into specific, executable actions. This conversion relies on structured LLM prompts that consider the full context of the agent's situation. The system provides the LLM with XML-formatted task descriptions that include task identifiers, step sequences, and underlying motivations. Using this information, along with knowledge of the agent's character traits, current state, and recent history, the LLM generates contextually appropriate actions that align with both the task requirements and the agent's capabilities.</text:p>
      <text:p text:style-name="P1"/>
      <text:p text:style-name="P1">Before any action proceeds to execution, it undergoes a thorough validation process. This verification stage examines multiple aspects of the proposed action, ensuring it aligns with the agent's established character traits and capabilities. The system evaluates physical feasibility within the current environment, checks resource availability, and considers potential consequences. This validation helps prevent actions that, while potentially achieving task goals, might violate character consistency or exceed agent capabilities.</text:p>
      <text:p text:style-name="P1"/>
      <text:p text:style-name="P1">The execution planning stage transforms validated actions into detailed execution specifications. This planning process accounts for all requirements necessary for successful action completion, including specific parameters that guide the action's performance, clear criteria for success evaluation, and identification of necessary resources. The resulting execution plans provide comprehensive guidance for action performance while maintaining flexibility to adapt to changing conditions.</text:p>
      <text:p text:style-name="P1"/>
      <text:p text:style-name="P1"><text:soft-page-break/>A crucial final stage in action selection is repetition prevention. The system employs sophisticated analysis to prevent action duplication and ensure behavioral variety. The `repetitive` method examines proposed actions against recent history, ongoing processes, and established behavior patterns. This analysis helps maintain engaging and realistic agent behavior by preventing repetitive or cyclical actions while still allowing for consistent character expression.</text:p>
      <text:p text:style-name="P1"/>
      <text:p text:style-name="P1">### 4.3 Action Records</text:p>
      <text:p text:style-name="P1"/>
      <text:p text:style-name="P1">The action recording system maintains comprehensive documentation of agent actions through the `ActionRecord` class, creating a rich history that informs future behavior. This recording system captures multiple aspects of each action, building a multi-layered understanding of agent behavior and its consequences.</text:p>
      <text:p text:style-name="P1"/>
      <text:p text:style-name="P1">At the foundational level, each action record captures basic information about the action, including its mode (Think, Say, Do, Move, or Look), specific content, originating task, timing, and any targeted entities. This basic information provides the context necessary for understanding the action's purpose and immediate effects.</text:p>
      <text:p text:style-name="P1"/>
      <text:p text:style-name="P1">The system also maintains detailed contextual information about each action's execution environment and results. This includes feedback from the environment about action effects, modeling of energy expenditure required for the action, documentation of resulting world state changes, and evaluation of how well the action achieved its intended effects. This contextual recording helps the system understand not just what was done, but how effectively it was accomplished.</text:p>
      <text:p text:style-name="P1"/>
      <text:p text:style-name="P1">State tracking represents another crucial aspect of action recording. The system maintains snapshots of agent state both before and after action execution, enabling detailed analysis of how actions affect agent condition. This tracking includes both immediate state changes and longer-term impacts on drive satisfaction, providing valuable data for future decision-making.</text:p>
      <text:p text:style-name="P1"/>
      <text:p text:style-name="P1">### 4.4 Action Monitoring and Feedback</text:p>
      <text:p text:style-name="P1"/>
      <text:p text:style-name="P1">The action monitoring and feedback system implements continuous evaluation of action outcomes through sophisticated LLM-based analysis. This system provides crucial information for learning from experience and improving future action selection.</text:p>
      <text:p text:style-name="P1"/>
      <text:p text:style-name="P1">The monitoring process begins with immediate consequence analysis, where the system evaluates direct action outcomes. Through structured LLM prompts, the system analyzes physical changes in the environment, impacts on social relationships, and alterations to internal agent state. This analysis provides immediate feedback about action effectiveness and helps identify any unintended consequences.</text:p>
      <text:p text:style-name="P1"/>
      <text:p text:style-name="P1">State impact assessment represents a deeper level of analysis that examines how actions affect various aspects of agent functioning. The system evaluates changes in drive satisfaction levels, progress toward task completion, effects on relationships with other agents, and impacts on resource status. This comprehensive assessment helps the agent understand the full implications of its actions beyond immediate consequences.</text:p>
      <text:p text:style-name="P1"/>
      <text:p text:style-name="P1">The feedback system maintains detailed histories of action effectiveness that inform future decision-making. These histories track patterns of success and failure, measure energy efficiency of different <text:soft-page-break/>approaches, monitor rates of state improvement, and evaluate task completion speeds. By maintaining these detailed records, the system enables agents to learn from experience and improve their action selection over time.</text:p>
      <text:p text:style-name="P1"/>
      <text:p text:style-name="P1">Through this sophisticated action monitoring and feedback system, agents maintain behavior that remains consistent with their defined characteristics while adapting to experience and environmental conditions. The system ensures that agents act purposefully and effectively while avoiding repetitive or inefficient behaviors, contributing to more engaging and realistic agent interactions.</text:p>
      <text:p text:style-name="P1"/>
      <text:p text:style-name="P1">## 5. Dialog Management</text:p>
      <text:p text:style-name="P1"/>
      <text:p text:style-name="P1">The dialog management system implements sophisticated conversational capabilities that integrate with the agent's cognitive architecture. This system handles both initiative-taking dialogue and responses, while managing the interaction between conversation and other ongoing tasks.</text:p>
      <text:p text:style-name="P1"/>
      <text:p text:style-name="P1">### 5.1 Dialog Context Management</text:p>
      <text:p text:style-name="P1"/>
      <text:p text:style-name="P1">The dialog management system maintains rich contextual awareness through the `DialogManager` class, which tracks and manages ongoing conversations. Each conversation instance is represented by a `DialogContext` object that maintains comprehensive information about the interaction. This context includes identification of both the conversation initiator and target, precise timing information about when the conversation began, and a running count of conversation turns. The system also tracks which other agents have joined or left the conversation and maintains information about any tasks that were interrupted to engage in dialogue.</text:p>
      <text:p text:style-name="P1"/>
      <text:p text:style-name="P1">This rich contextual tracking enables the system to make sophisticated decisions about conversation flow. By monitoring turn counts and participation patterns, the system can identify when conversations are becoming unbalanced or when they should naturally conclude. The tracking of interrupted tasks ensures that agents can gracefully resume their previous activities once conversations end, maintaining behavioral coherence across interruptions.</text:p>
      <text:p text:style-name="P1"/>
      <text:p text:style-name="P1">The system employs LLM-based analysis to guide several aspects of conversation management. This includes determining appropriate response lengths based on conversation context, ensuring coherence between turns, managing smooth turn-taking behavior, and identifying natural conversation endpoints. This analysis considers not just the immediate conversation context but also the broader relationship context between participants.</text:p>
      <text:p text:style-name="P1"/>
      <text:p text:style-name="P1">### 5.2 Task Integration</text:p>
      <text:p text:style-name="P1"/>
      <text:p text:style-name="P1">Dialog management implements sophisticated integration with the agent's task management system, carefully balancing the demands of conversation with other ongoing activities. When a conversation begins, the system must often make complex decisions about task interruption. The dialog manager evaluates the urgency of the conversation against the importance of the current task, using LLM-based analysis to determine whether immediate task interruption is warranted.</text:p>
      <text:p text:style-name="P1"/>
      <text:p text:style-name="P1">Task interruption, when necessary, involves careful state preservation to enable eventual resumption. The system stores not just the task identifier but also relevant context about the task's progress and any accumulated resources or information. This preserved context ensures that agents can effectively resume interrupted tasks once conversations conclude.</text:p>
      <text:p text:style-name="P1"><text:soft-page-break/></text:p>
      <text:p text:style-name="P1">The task resumption process involves sophisticated evaluation of whether the interrupted task remains relevant given any new information or state changes that occurred during the conversation. The system examines whether task objectives might have been inadvertently satisfied through the conversation and updates task priorities based on any new information gained. This ensures that resumed tasks remain appropriate to the agent's updated understanding of their situation.</text:p>
      <text:p text:style-name="P1"/>
      <text:p text:style-name="P1">### 5.3 Response Generation</text:p>
      <text:p text:style-name="P1"/>
      <text:p text:style-name="P1">The response generation system implements a sophisticated multi-stage process that creates contextually appropriate dialogue while maintaining character consistency. At its core, this process leverages advanced LLM capabilities, but does so within a carefully structured framework that ensures responses align with both immediate conversational needs and broader character goals.</text:p>
      <text:p text:style-name="P1"/>
      <text:p text:style-name="P1">The process begins with a comprehensive initial analysis stage. The system provides the LLM with a rich context that includes not just the immediate conversation history, but also the agent's character description, relevant memories, current emotional state, and active goals. This comprehensive context enables the generation of responses that reflect both the immediate conversational requirements and the agent's broader motivations and personality.</text:p>
      <text:p text:style-name="P1"/>
      <text:p text:style-name="P1">Response formation follows a template-based approach that ensures generated dialogue includes both surface content and deeper motivational elements. Each response includes not just the words to be spoken, but also metadata about the response's intended purpose and its originality relative to previous utterances. This structured approach helps prevent repetitive or circular dialogue while ensuring that each response serves clear communicative goals.</text:p>
      <text:p text:style-name="P1"/>
      <text:p text:style-name="P1">Style matching represents a crucial aspect of response generation. The system ensures consistent character voice by incorporating personality traits into language selection, reflecting emotional states in response style, and maintaining appropriate formality levels based on relationship status. This careful attention to style helps create distinctive character voices that remain stable across conversations while still showing appropriate emotional variation.</text:p>
      <text:p text:style-name="P1"/>
      <text:p text:style-name="P1">### 5.4 Dialog-Memory Integration</text:p>
      <text:p text:style-name="P1"/>
      <text:p text:style-name="P1">The dialog system maintains intimate connections with the memory architecture, treating conversations as crucial elements of the agent's social cognitive processing. During conversations, the system continuously generates new memory entries that capture not just the literal content of exchanges but also their emotional resonance and relationship implications.</text:p>
      <text:p text:style-name="P1"/>
      <text:p text:style-name="P1">Every conversation turn generates multiple memory entries, recording both the immediate experience of speaking or hearing and the agent's internal reactions to the exchange. The system assigns initial importance scores to these memories based on factors like emotional intensity, relationship significance, and relevance to current goals. These memories then enter the standard consolidation process, where their relationships to drives and other experiences are evaluated.</text:p>
      <text:p text:style-name="P1"/>
      <text:p text:style-name="P1">The dialog system actively uses these memories during conversations, accessing relevant past exchanges to inform current responses. This memory integration enables agents to maintain conversation continuity by referencing previous discussions, track the development of relationships <text:soft-page-break/>over time, and maintain consistent attitudes toward topics and other agents. The result is conversations that feel grounded in shared history rather than existing in isolation.</text:p>
      <text:p text:style-name="P1"/>
      <text:p text:style-name="P1">### 5.5 Conversation Control</text:p>
      <text:p text:style-name="P1"/>
      <text:p text:style-name="P1">The conversation control system implements sophisticated mechanisms that maintain natural dialogue flow while serving agent goals. At its foundation lies a turn management system that actively monitors multiple aspects of ongoing conversations. This includes tracking basic turn-taking patterns, analyzing the balance of participation between conversants, and managing attention distribution in multi-party conversations.</text:p>
      <text:p text:style-name="P1"/>
      <text:p text:style-name="P1">Turn management relies on LLM-based analysis to make sophisticated decisions about when to speak and when to listen. The system evaluates conversational momentum, monitors response relevance, and considers relationship dynamics in managing turns. This analysis helps create natural-feeling conversations that avoid both awkward silences and inappropriate interruptions.</text:p>
      <text:p text:style-name="P1"/>
      <text:p text:style-name="P1">Initiative taking represents another crucial aspect of conversation control. The system employs careful analysis to determine when an agent should initiate new conversations or introduce new topics into ongoing discussions. This analysis considers multiple factors, including current drive states that might be satisfied through conversation, ongoing tasks that require coordination, and relationship maintenance needs.</text:p>
      <text:p text:style-name="P1"/>
      <text:p text:style-name="P1">Conversation termination relies on sophisticated evaluation of multiple factors rather than simple turn counts. The system monitors goal completion, tracks engagement levels through response patterns, and considers environmental factors that might make conversation continuation inappropriate. This nuanced approach to conversation endings helps avoid both premature termination and artificially extended interactions.</text:p>
      <text:p text:style-name="P1"/>
      <text:p text:style-name="P1">### 5.6 Conclusion: Integrated Dialog Management</text:p>
      <text:p text:style-name="P1"/>
      <text:p text:style-name="P1">The dialog management system represents a sophisticated integration of multiple cognitive and behavioral systems, working together to create natural and purposeful conversations. By combining context tracking, task integration, response generation, memory integration, and conversation control, the system enables agents to engage in meaningful dialogue that serves both immediate interaction needs and longer-term relationship maintenance goals.</text:p>
      <text:p text:style-name="P1"/>
      <text:p text:style-name="P1">The system's success relies heavily on its deep integration with other cognitive systems. Memory integration ensures conversations build upon past interactions, while task management integration allows dialogue to serve practical goals while maintaining natural flow. The sophisticated use of LLMs throughout the system - from response generation to conversation control - enables nuanced understanding and generation of dialogue that remains consistent with each agent's character while serving their underlying drives and goals.</text:p>
      <text:p text:style-name="P1"/>
      <text:p text:style-name="P1">This integration produces conversations that exhibit several key qualities: they remain natural and contextually appropriate, seamlessly integrate with task management, maintain consistent character personality, effectively serve drive satisfaction goals, and demonstrate coherence over time through memory integration. The result is a dialog system that enables agents to engage in purposeful, character-appropriate conversation while maintaining the natural flow and engagement levels characteristic of human interaction.</text:p>
      <text:p text:style-name="P1"><text:soft-page-break/></text:p>
      <text:p text:style-name="P1">## 6. Process Flow</text:p>
      <text:p text:style-name="P1"/>
      <text:p text:style-name="P1">The cognitive architecture implements a continuous processing cycle that enables agents to perceive, think, and act within their environment while maintaining coherent behavior patterns and working toward their goals. This cycle represents the core operational flow of the system, integrating the memory, cognitive processing, and action components into a cohesive whole.</text:p>
      <text:p text:style-name="P1"/>
      <text:p text:style-name="P1">### 6.1 Input Processing </text:p>
      <text:p text:style-name="P1"/>
      <text:p text:style-name="P1">The process begins with input processing, where the agent receives and interprets information from its environment. During this phase, sensory input is received and processed into memory entries, which capture both the raw information and its initial contextual significance. These new memories trigger state updates, ensuring the agent's internal model remains synchronized with environmental changes.</text:p>
      <text:p text:style-name="P1"/>
      <text:p text:style-name="P1">### 6.2 Cognitive Processing</text:p>
      <text:p text:style-name="P1"/>
      <text:p text:style-name="P1">Following input processing, the system enters its cognitive processing phase. This stage represents the "thinking" component of the cycle, where the agent makes sense of its experiences and plans its actions. Memory consolidation occurs first, integrating new experiences with existing knowledge and generating higher-level abstractions. The system then performs state assessment, evaluating its current condition relative to its drives and goals. These evaluations inform priority updates, adjusting the importance of various tasks based on current conditions. Finally, the agent selects which task to pursue based on these updated priorities.</text:p>
      <text:p text:style-name="P1"/>
      <text:p text:style-name="P1">### 6.3 Action Selection</text:p>
      <text:p text:style-name="P1"/>
      <text:p text:style-name="P1">The action selection phase bridges the gap between thought and behavior. During this stage, the selected task is translated into specific, executable actions through the task actualization process. Each potential action undergoes validation to ensure it aligns with the agent's capabilities and current conditions. The system then develops an execution plan, specifying how the action will be carried out.</text:p>
      <text:p text:style-name="P1"/>
      <text:p text:style-name="P1">### 6.4 Action Execution</text:p>
      <text:p text:style-name="P1"/>
      <text:p text:style-name="P1">In the action execution phase, the agent interacts with its environment to carry out the chosen action. This interaction generates world updates, which the system monitors and records. The agent's internal state updates to reflect any changes resulting from the action, and new memories are created to capture the experience. Throughout execution, the system tracks the action's effectiveness, gathering data that will inform future decision-making.</text:p>
      <text:p text:style-name="P1"/>
      <text:p text:style-name="P1">### 6.5 Post-Action Processing</text:p>
      <text:p text:style-name="P1"/>
      <text:p text:style-name="P1">The cycle concludes with post-action processing, where the system evaluates the results of its actions and updates its internal state accordingly. This includes a detailed evaluation of action consequences, consolidation of new memories related to the action and its outcomes, reassessment of the agent's state in light of these results, and updates to task priorities based on the action's effectiveness.</text:p>
      <text:p text:style-name="P1"/>
      <text:p text:style-name="P1">### 6.6 Integration and Continuity</text:p>
      <text:p text:style-name="P1"/>
      <text:p text:style-name="P1"><text:soft-page-break/>This cyclical process continues as long as the agent remains active, with each phase informing and influencing subsequent iterations. The tight integration between phases ensures that the agent maintains coherent behavior while adapting to changing circumstances and working toward its goals. This architecture enables sophisticated agent behavior that balances reactive responses to environmental changes with proactive pursuit of longer-term objectives.</text:p>
      <text:p text:style-name="P1"/>
      <text:p text:style-name="P1">The process flow demonstrates how the various subsystems - memory, cognitive processing, and action management - work together to create intelligent agent behavior. Each phase builds upon the results of previous phases while preparing for subsequent ones, creating a continuous flow of perception, thought, and action that mirrors natural cognitive processes.</text:p>
      <text:p text:style-name="P1"/>
      <text:p text:style-name="P1">## 8. Conclusions</text:p>
      <text:p text:style-name="P1"/>
      <text:p text:style-name="P1">The cognitive architecture described in this report represents a significant advancement in multi-agent simulation systems, successfully integrating sophisticated memory management, drive-based motivation, and natural language processing capabilities. Through its implementation of structured memory with semantic organization, the system achieves a balance between the complexity needed for realistic agent behavior and the computational efficiency required for practical applications.</text:p>
      <text:p text:style-name="P1"/>
      <text:p text:style-name="P1">The architecture's drive-based motivation system proves particularly effective in generating purposeful, goal-directed behavior while maintaining agent authenticity. By allowing drive customization during initialization, the system supports a wide range of character types and behavioral patterns while ensuring that each agent's actions remain consistent with their defined personality and motivations. The successful implementation in scenarios ranging from simple two-agent interactions to complex multi-agent simulations demonstrates the architecture's flexibility and scalability.</text:p>
      <text:p text:style-name="P1"/>
      <text:p text:style-name="P1">The integration of large language models throughout the system represents a novel approach to cognitive modeling. Rather than relying solely on rule-based systems or simple reactive behaviors, the architecture leverages LLMs to enable sophisticated reasoning about situations, generation of contextually appropriate responses, and maintenance of consistent character voices. This integration proves especially powerful in the dialog management system, where it enables natural conversation flow while maintaining character consistency and goal orientation.</text:p>
      <text:p text:style-name="P1"/>
      <text:p text:style-name="P1">Perhaps most significantly, the system's success in maintaining long-term behavioral coherence while adapting to changing circumstances demonstrates the effectiveness of its memory and state management systems. The combination of episodic memory storage with semantic understanding enables agents to learn from experience and modify their behavior patterns accordingly, while the sophisticated state assessment system ensures that these adaptations remain consistent with the agent's fundamental character traits and motivations.</text:p>
      <text:p text:style-name="P1"/>
      <text:p text:style-name="P1">Looking forward, this architecture provides a foundation for further development in several key areas. The memory consolidation system could be enhanced with more sophisticated abstraction mechanisms, potentially enabling higher-level learning from experience. The action selection system could benefit from more detailed energy modeling and resource management capabilities. Additionally, the dialog management system could be extended to handle more complex multi-party conversations and longer-term relationship development.</text:p>
      <text:p text:style-name="P1"/>
      <text:p text:style-name="P1">Despite these opportunities for enhancement, the current implementation already achieves its primary goals: enabling the creation of agents that exhibit purposeful, character-consistent behavior while <text:soft-page-break/>maintaining natural interaction patterns and adapting appropriately to changing circumstances. The architecture's success in balancing complexity with computational efficiency makes it particularly valuable for both research applications and practical implementations in fields ranging from interactive entertainment to professional training simula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5T16:56:14.569275039</meta:creation-date>
    <dc:date>2025-01-05T19:11:48.030804775</dc:date>
    <meta:editing-duration>PT1H30M4S</meta:editing-duration>
    <meta:editing-cycles>2</meta:editing-cycles>
    <meta:generator>LibreOffice/24.2.7.2$Linux_X86_64 LibreOffice_project/420$Build-2</meta:generator>
    <meta:document-statistic meta:table-count="0" meta:image-count="0" meta:object-count="0" meta:page-count="14" meta:paragraph-count="184" meta:word-count="5310" meta:character-count="40780" meta:non-whitespace-character-count="35584"/>
  </office:meta>
</office:document-meta>
</file>